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JCJC | LZPD-LDYFDZIIPQF | ZEWPBYD ICCUPQFB | ICBBZFC PQBUDJKUYD YD ICQUYD</text:span></text:p>
      <text:p text:style-name="P1"><text:span text:style-name="T1">queue pair-programming advisor meetings message instructor or mentor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